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solid" svg:stroke-width="0.018cm" svg:stroke-color="#000000" draw:stroke-linejoin="miter" draw:fill="solid" draw:fill-color="#eaeaea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>
      <style:graphic-properties draw:stroke="solid" svg:stroke-width="0.018cm" svg:stroke-color="#000000" draw:stroke-linejoin="miter" draw:fill="solid" draw:fill-color="#eaeaea" draw:textarea-horizontal-align="justify" draw:textarea-vertical-align="middle" draw:auto-grow-height="true" fo:padding-top="0.13cm" fo:padding-bottom="0.13cm" fo:padding-left="0.25cm" fo:padding-right="0.25cm" fo:wrap-option="wrap" draw:shadow-color="#808080"/>
    </style:style>
    <style:style style:name="gr4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.396cm" fo:margin-bottom="0cm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22cm" fo:margin-bottom="0cm" fo:text-indent="0cm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3300"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Slide 1" draw:style-name="dp1" draw:master-page-name="Default" presentation:presentation-page-layout-name="AL1T1">
        <draw:custom-shape draw:style-name="gr1" draw:text-style-name="P2" draw:layer="layout" svg:width="5.998cm" svg:height="1.799cm" svg:x="9.701cm" svg:y="1.724cm">
          <text:list text:style-name="L1">
            <text:list-header>
              <text:p text:style-name="P1"><text:span text:style-name="T1"><text:s/></text:span></text:p>
              <text:p text:style-name="P1"><text:span text:style-name="T1">Chief Executive (SCS 3)</text:span></text:p>
              <text:p text:style-name="P1"><text:span text:style-name="T2">VACANT</text:span></text:p>
              <text:p text:style-name="P1"><text:span text:style-name="T2">2 (1:1)</text:span></text:p>
              <text:p text:style-name="P1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5.798cm" svg:height="2.8cm" svg:x="0.503cm" svg:y="4.326cm">
          <text:list text:style-name="L1">
            <text:list-header>
              <text:p text:style-name="P1"><text:span text:style-name="T1"/></text:p>
              <text:p text:style-name="P1"><text:span text:style-name="T1"/></text:p>
              <text:p text:style-name="P1"><text:span text:style-name="T1">Chief Operating Officer</text:span></text:p>
              <text:p text:style-name="P1"><text:span text:style-name="T2">(SCS 2)</text:span></text:p>
              <text:p text:style-name="P1"><text:span text:style-name="T2">David Olney</text:span><text:span text:style-name="T2"><text:line-break/></text:span><text:span text:style-name="T2">£85k-90k</text:span></text:p>
              <text:p text:style-name="P1"><text:span text:style-name="T2">620</text:span><text:span text:style-name="T3"> </text:span><text:span text:style-name="T2">(343:110:167)</text:span></text:p>
              <text:p text:style-name="P1"><text:span text:style-name="T4"/></text:p>
              <text:p text:style-name="P1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998cm" svg:height="2.597cm" svg:x="8.101cm" svg:y="7.126cm">
          <text:list text:style-name="L1">
            <text:list-header>
              <text:p text:style-name="P1"><text:span text:style-name="T4"><text:s/></text:span><text:span text:style-name="T4">Chief Finance Officer</text:span></text:p>
              <text:p text:style-name="P1"><text:span text:style-name="T4">(SCS 1)</text:span></text:p>
              <text:p text:style-name="P1"><text:span text:style-name="T4">319 (319: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003cm" svg:height="2.597cm" svg:x="11.298cm" svg:y="7.126cm">
          <text:list text:style-name="L1">
            <text:list-header>
              <text:p text:style-name="P1"><text:span text:style-name="T4"/></text:p>
              <text:p text:style-name="P1"><text:span text:style-name="T4"/></text:p>
              <text:p text:style-name="P1"><text:span text:style-name="T4">Head of Secretariat </text:span></text:p>
              <text:p text:style-name="P1"><text:span text:style-name="T4">(SCS 1)</text:span></text:p>
              <text:p text:style-name="P1"><text:span text:style-name="T4">81 (80:1)</text:span></text:p>
              <text:p text:style-name="P1"><text:span text:style-name="T4"/></text:p>
              <text:p text:style-name="P1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008cm" svg:height="2.597cm" svg:x="14.499cm" svg:y="7.126cm">
          <text:list text:style-name="L1">
            <text:list-header>
              <text:p text:style-name="P1"><text:span text:style-name="T4">Head of Estate Development</text:span></text:p>
              <text:p text:style-name="P1"><text:span text:style-name="T4">(OF 6)</text:span></text:p>
              <text:p text:style-name="P1"><text:span text:style-name="T4">22 (14:8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998cm" svg:height="2.597cm" svg:x="17.701cm" svg:y="7.126cm">
          <text:list text:style-name="L1">
            <text:list-header>
              <text:p text:style-name="P1"><text:span text:style-name="T4"/></text:p>
              <text:p text:style-name="P1"><text:span text:style-name="T4">Head of Next Generation Estate Contracts</text:span></text:p>
              <text:p text:style-name="P1"><text:span text:style-name="T4">(SCS 1) </text:span></text:p>
              <text:p text:style-name="P1"><text:span text:style-name="T4">29 (29:0)</text:span></text:p>
              <text:p text:style-name="P1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3" draw:layer="layout" svg:x1="12.502cm" svg:y1="3.523cm" svg:x2="12.502cm" svg:y2="3.925cm">
          <text:p/>
        </draw:line>
        <draw:line draw:style-name="gr2" draw:text-style-name="P3" draw:layer="layout" svg:x1="12.502cm" svg:y1="3.925cm" svg:x2="3.298cm" svg:y2="3.925cm">
          <text:p/>
        </draw:line>
        <draw:line draw:style-name="gr2" draw:text-style-name="P3" draw:layer="layout" svg:x1="3.298cm" svg:y1="3.925cm" svg:x2="3.298cm" svg:y2="4.326cm">
          <text:p/>
        </draw:line>
        <draw:line draw:style-name="gr2" draw:text-style-name="P3" draw:layer="layout" svg:x1="9.701cm" svg:y1="3.925cm" svg:x2="9.701cm" svg:y2="7.126cm">
          <text:p/>
        </draw:line>
        <draw:line draw:style-name="gr2" draw:text-style-name="P3" draw:layer="layout" svg:x1="12.898cm" svg:y1="3.925cm" svg:x2="12.898cm" svg:y2="7.126cm">
          <text:p/>
        </draw:line>
        <draw:line draw:style-name="gr2" draw:text-style-name="P3" draw:layer="layout" svg:x1="12.502cm" svg:y1="3.925cm" svg:x2="22.503cm" svg:y2="3.925cm">
          <text:p/>
        </draw:line>
        <draw:line draw:style-name="gr2" draw:text-style-name="P3" draw:layer="layout" svg:x1="19.301cm" svg:y1="3.925cm" svg:x2="19.301cm" svg:y2="7.126cm">
          <text:p/>
        </draw:line>
        <draw:line draw:style-name="gr2" draw:text-style-name="P3" draw:layer="layout" svg:x1="22.503cm" svg:y1="3.925cm" svg:x2="22.503cm" svg:y2="7.126cm">
          <text:p/>
        </draw:line>
        <draw:custom-shape draw:style-name="gr3" draw:text-style-name="P2" draw:layer="layout" svg:width="5.6cm" svg:height="1.53cm" svg:x="1.698cm" svg:y="7.719cm">
          <text:list text:style-name="L1">
            <text:list-header>
              <text:p text:style-name="P1"><text:span text:style-name="T4"><text:s/></text:span><text:span text:style-name="T4">Head of Operations North</text:span></text:p>
              <text:p text:style-name="P1"><text:span text:style-name="T4">(SCS 1) </text:span></text:p>
              <text:p text:style-name="P1"><text:span text:style-name="T4">595 (594: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5.6cm" svg:height="1.53cm" svg:x="1.698cm" svg:y="9.531cm">
          <text:list text:style-name="L1">
            <text:list-header>
              <text:p text:style-name="P1"><text:span text:style-name="T4">Head of Operations South</text:span></text:p>
              <text:p text:style-name="P1"><text:span text:style-name="T4">(SCS 1)</text:span></text:p>
              <text:p text:style-name="P1"><text:span text:style-name="T4">472 (468: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5.6cm" svg:height="1.53cm" svg:x="1.698cm" svg:y="11.331cm">
          <text:list text:style-name="L1">
            <text:list-header>
              <text:p text:style-name="P1"><text:span text:style-name="T4">Head of Operations International </text:span></text:p>
              <text:p text:style-name="P1"><text:span text:style-name="T4">(OF 6)</text:span></text:p>
              <text:p text:style-name="P1"><text:span text:style-name="T4">1297 (547:30:72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5.6cm" svg:height="1.53cm" svg:x="1.698cm" svg:y="13.13cm">
          <text:list text:style-name="L1">
            <text:list-header>
              <text:p text:style-name="P1"><text:span text:style-name="T4">Head of Operations Housing </text:span></text:p>
              <text:p text:style-name="P1"><text:span text:style-name="T4">(OF 6) </text:span></text:p>
              <text:p text:style-name="P1"><text:span text:style-name="T4">532 (526:6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5.6cm" svg:height="1.53cm" svg:x="1.698cm" svg:y="14.933cm">
          <text:list text:style-name="L1">
            <text:list-header>
              <text:p text:style-name="P1"><text:span text:style-name="T4">Head of Commercial</text:span></text:p>
              <text:p text:style-name="P1"><text:span text:style-name="T4">(SCS 1)</text:span></text:p>
              <text:p text:style-name="P1"><text:span text:style-name="T4">19 (19:0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3" draw:layer="layout" svg:x1="3.298cm" svg:y1="7.122cm" svg:x2="3.298cm" svg:y2="7.523cm">
          <text:p/>
        </draw:line>
        <draw:line draw:style-name="gr2" draw:text-style-name="P3" draw:layer="layout" svg:x1="3.298cm" svg:y1="7.523cm" svg:x2="0.9cm" svg:y2="7.523cm">
          <text:p/>
        </draw:line>
        <draw:line draw:style-name="gr2" draw:text-style-name="P3" draw:layer="layout" svg:x1="0.9cm" svg:y1="7.523cm" svg:x2="0.9cm" svg:y2="15.725cm">
          <text:p/>
        </draw:line>
        <draw:line draw:style-name="gr2" draw:text-style-name="P3" draw:layer="layout" svg:x1="0.9cm" svg:y1="15.725cm" svg:x2="1.698cm" svg:y2="15.725cm">
          <text:p/>
        </draw:line>
        <draw:line draw:style-name="gr2" draw:text-style-name="P3" draw:layer="layout" svg:x1="0.9cm" svg:y1="13.926cm" svg:x2="1.698cm" svg:y2="13.926cm">
          <text:p/>
        </draw:line>
        <draw:line draw:style-name="gr2" draw:text-style-name="P3" draw:layer="layout" svg:x1="0.9cm" svg:y1="12.127cm" svg:x2="1.698cm" svg:y2="12.127cm">
          <text:p/>
        </draw:line>
        <draw:line draw:style-name="gr2" draw:text-style-name="P3" draw:layer="layout" svg:x1="0.9cm" svg:y1="10.323cm" svg:x2="1.698cm" svg:y2="10.323cm">
          <text:p/>
        </draw:line>
        <draw:line draw:style-name="gr2" draw:text-style-name="P3" draw:layer="layout" svg:x1="0.9cm" svg:y1="8.502cm" svg:x2="1.698cm" svg:y2="8.502cm">
          <text:p/>
        </draw:line>
        <draw:custom-shape draw:style-name="gr4" draw:text-style-name="P2" draw:layer="layout" svg:width="7.201cm" svg:height="1.023cm" svg:x="0.498cm" svg:y="0.723cm">
          <text:list text:style-name="L1">
            <text:list-header>
              <text:p text:style-name="P4"><text:span text:style-name="T5">Defence Esta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999cm" svg:height="2.597cm" svg:x="20.902cm" svg:y="7.126cm">
          <text:list text:style-name="L1">
            <text:list-header>
              <text:p text:style-name="P1"><text:span text:style-name="T4"/></text:p>
              <text:p text:style-name="P1"><text:span text:style-name="T4">Head of Property</text:span></text:p>
              <text:p text:style-name="P1"><text:span text:style-name="T4">(SCS 1) </text:span></text:p>
              <text:p text:style-name="P1"><text:span text:style-name="T4"/></text:p>
              <text:p text:style-name="P1"><text:span text:style-name="T4">46 (46:0)</text:span></text:p>
              <text:p text:style-name="P1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3" draw:layer="layout" svg:x1="16.1cm" svg:y1="3.925cm" svg:x2="16.1cm" svg:y2="7.126cm">
          <text:p/>
        </draw:line>
        <draw:custom-shape draw:style-name="gr4" draw:text-style-name="P2" draw:layer="layout" svg:width="4.202cm" svg:height="0.642cm" svg:x="20.1cm" svg:y="0.525cm">
          <text:list text:style-name="L1">
            <text:list-header>
              <text:p text:style-name="P5"><text:span text:style-name="T6">As at 30 June 20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7cm" svg:height="1.023cm" svg:x="17.299cm" svg:y="1.724cm">
          <text:list text:style-name="L1">
            <text:list-header>
              <text:p text:style-name="P5"><text:span text:style-name="T7">Key to staff numbers</text:span><text:span text:style-name="T6">:</text:span></text:p>
              <text:p text:style-name="P5"><text:span text:style-name="T6">total (civilian : military: locally engaged civilians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8cm" svg:height="1.75cm" svg:x="0.498cm" svg:y="1.724cm">
          <text:list text:style-name="L1">
            <text:list-header>
              <text:p text:style-name="P6"><text:span text:style-name="T8">Total staff including senior staff:</text:span><text:span text:style-name="T4"> <text:s/>4,046 (2998:158:890)</text:span></text:p>
              <text:p text:style-name="P6"><text:span text:style-name="T8">Total Salary costs:</text:span><text:span text:style-name="T4"> £132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011cm" svg:height="10.266cm" svg:x="5.844cm" svg:y="2.08cm" draw:page-number="1" presentation:class="page"/>
          <draw:frame presentation:style-name="pr1" draw:layer="layout" svg:width="14.959cm" svg:height="12.321cm" svg:x="1.87cm" svg:y="13.0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7cm" fo:page-height="27.3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6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69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49cm" svg:height="5.886cm" svg:x="1cm" svg:y="2.865cm" draw:page-number="1"/>
      <draw:page-thumbnail draw:layer="backgroundobjects" svg:width="7.849cm" svg:height="5.886cm" svg:x="1cm" svg:y="10.745cm"/>
      <draw:page-thumbnail draw:layer="backgroundobjects" svg:width="7.849cm" svg:height="5.886cm" svg:x="1cm" svg:y="18.625cm"/>
      <draw:page-thumbnail draw:layer="backgroundobjects" svg:width="7.849cm" svg:height="5.886cm" svg:x="9.85cm" svg:y="2.865cm"/>
      <draw:page-thumbnail draw:layer="backgroundobjects" svg:width="7.849cm" svg:height="5.886cm" svg:x="9.85cm" svg:y="10.745cm"/>
      <draw:page-thumbnail draw:layer="backgroundobjects" svg:width="7.849cm" svg:height="5.886cm" svg:x="9.85cm" svg:y="18.625cm"/>
      <draw:frame draw:style-name="Mgr1" draw:text-style-name="MP1" draw:layer="backgroundobjects" svg:width="8.114cm" svg:height="1.368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114cm" svg:height="1.368cm" svg:x="10.585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114cm" svg:height="1.368cm" svg:x="0cm" svg:y="26.011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114cm" svg:height="1.368cm" svg:x="10.585cm" svg:y="26.011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2.08cm" presentation:class="page"/>
        <draw:frame presentation:style-name="Default-notes" draw:layer="backgroundobjects" svg:width="14.959cm" svg:height="12.32cm" svg:x="1.87cm" svg:y="13.00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Slide 1</dc:title>
    <meta:creation-date>1901-01-01T00:00:00</meta:creation-date>
    <dc:date>2010-11-18T17:26:42</dc:date>
    <meta:editing-cycles>1</meta:editing-cycles>
    <meta:editing-duration>PT00H00M19S</meta:editing-duration>
    <meta:generator>OpenOffice.org/3.2$Win32 OpenOffice.org_project/320m18$Build-9502</meta:generator>
    <meta:document-statistic meta:object-count="52"/>
    <meta:user-defined meta:name="Abstract"/>
    <meta:user-defined meta:name="Alternative title"/>
    <meta:user-defined meta:name="Approved by"/>
    <meta:user-defined meta:name="Author0">Felgate, Howard</meta:user-defined>
    <meta:user-defined meta:name="Contact">Wiles, Maggie Mrs</meta:user-defined>
    <meta:user-defined meta:name="Content time-line"/>
    <meta:user-defined meta:name="Contributor"/>
    <meta:user-defined meta:name="Copyright"/>
    <meta:user-defined meta:name="Date acquired"/>
    <meta:user-defined meta:name="Date available"/>
    <meta:user-defined meta:name="Date next version due"/>
    <meta:user-defined meta:name="Description0"/>
    <meta:user-defined meta:name="Document Group">None</meta:user-defined>
    <meta:user-defined meta:name="Document Version">1.0</meta:user-defined>
    <meta:user-defined meta:name="FOI Disclosability Indicator">Not Assessed</meta:user-defined>
    <meta:user-defined meta:name="FOI Exemption"/>
    <meta:user-defined meta:name="FOI Publication Date"/>
    <meta:user-defined meta:name="FOI released on request"/>
    <meta:user-defined meta:name="Fileplan ID"/>
    <meta:user-defined meta:name="Geographical detail"/>
    <meta:user-defined meta:name="Geographical region"/>
    <meta:user-defined meta:name="Keyword"/>
    <meta:user-defined meta:name="MMS Date Created">2010-08-31T00:00:00Z</meta:user-defined>
    <meta:user-defined meta:name="Nickname"/>
    <meta:user-defined meta:name="Owner">DRU</meta:user-defined>
    <meta:user-defined meta:name="Publisher"/>
    <meta:user-defined meta:name="Publisher contact"/>
    <meta:user-defined meta:name="Purpose"/>
    <meta:user-defined meta:name="Review decision"/>
    <meta:user-defined meta:name="Security National Caveats"/>
    <meta:user-defined meta:name="Security descriptors"/>
    <meta:user-defined meta:name="Security non-UK constraints"/>
    <meta:user-defined meta:name="Source"/>
    <meta:user-defined meta:name="Status">Final</meta:user-defined>
    <meta:user-defined meta:name="Subject Category"/>
    <meta:user-defined meta:name="UK Protective Marking">NO PROTECTIVE MARKING</meta:user-defined>
  </office:meta>
</office:document-meta>
</file>